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c4cb" officeooo:paragraph-rsid="001ac4cb"/>
    </style:style>
    <style:style style:name="P2" style:family="paragraph" style:parent-style-name="Text_20_body">
      <style:text-properties style:font-name="Calibri" fo:language="de" fo:country="DE" fo:font-weight="bold" officeooo:rsid="001ac4cb" officeooo:paragraph-rsid="001ac4cb" style:font-weight-asian="bold" style:font-weight-complex="bold"/>
    </style:style>
    <style:style style:name="P3" style:family="paragraph" style:parent-style-name="Standard">
      <style:text-properties officeooo:rsid="001ac4cb" officeooo:paragraph-rsid="001ac4cb"/>
    </style:style>
    <style:style style:name="T1" style:family="text">
      <style:text-properties fo:color="#000000" style:font-name="Calibri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fo:color="#000000" style:font-name="Calibri" fo:font-size="12pt" fo:language="de" fo:country="DE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3" style:family="text">
      <style:text-properties fo:color="#000000"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4" style:family="text">
      <style:text-properties fo:color="#000000" fo:font-size="12pt" style:text-underline-style="none" style:font-name-asian="Microsoft YaHei" style:font-size-asian="12pt" style:language-asian="zxx" style:country-asian="none" style:font-name-complex="Mangal" style:font-size-complex="12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DD</text:p>
      <text:p text:style-name="P3"/>
      <text:p text:style-name="P3">Der FDD-Prozess läst sich in 2 Phasen aufteilen: Die erste Phase beinhaltet die Erstellung eines Modells, einer Feature-Liste und eines Plans (geplante Fertigstellung der Features).</text:p>
      <text:p text:style-name="P3">Die zweite Phase ist die iterative, agile Phase, in der in einem maximal 2-wöchigem Cyclus Features designt und implementiert werden. Am Ende einer Iteration muss etwas stehen, was die Hände des veranwortlichen Teams verlassen kann.</text:p>
      <text:p text:style-name="P3"/>
      <text:p text:style-name="P3">Grad der Planung: Sehr hoch.</text:p>
      <text:p text:style-name="P3">Erfolgwahrscheinlichkeit: Sehr Hoch</text:p>
      <text:p text:style-name="P1"><text:span text:style-name="Strong_20_Emphasis"><text:span text:style-name="T1">Ähnderungen während Iterationen ?</text:span></text:span></text:p>
      <text:p text:style-name="P2"><text:span text:style-name="Strong_20_Emphasis"><text:span text:style-name="T3">Flexibilität&gt; Mittel</text:span></text:span></text:p>
      <text:p text:style-name="P2"><text:span text:style-name="Strong_20_Emphasis"><text:span text:style-name="T3">Grad der Eigenverantwortung: gering, klassisches managment</text:span></text:span></text:p>
      <text:p text:style-name="P2"><text:span text:style-name="Strong_20_Emphasis"><text:span text:style-name="T4">Einarbeitungsaufwand: sehr leicht, passt zu klassisches unternehmen</text:span></text:span></text:p>
      <text:p text:style-name="P2"><text:span text:style-name="Strong_20_Emphasis"><text:span text:style-name="T4">inprojekt- oder Mehrprojektumgebungen: geht sehr gu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1S</meta:editing-duration>
    <meta:editing-cycles>3</meta:editing-cycles>
    <meta:generator>LibreOffice/5.0.4.2$Windows_x86 LibreOffice_project/2b9802c1994aa0b7dc6079e128979269cf95bc78</meta:generator>
    <dc:date>2016-04-28T12:54:31.689000000</dc:date>
    <meta:document-statistic meta:table-count="0" meta:image-count="0" meta:object-count="0" meta:page-count="1" meta:paragraph-count="10" meta:word-count="94" meta:character-count="709" meta:non-whitespace-character-count="625"/>
    <meta:user-defined meta:name="Info 1"/>
    <meta:user-defined meta:name="Info 2"/>
    <meta:user-defined meta:name="Info 3"/>
    <meta:user-defined meta:name="Info 4"/>
  </office:meta>
</office:document-meta>
</file>